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b11" officeooo:paragraph-rsid="001b6b11"/>
    </style:style>
    <style:style style:name="P2" style:family="paragraph" style:parent-style-name="Standard">
      <style:text-properties officeooo:rsid="001b6b11" officeooo:paragraph-rsid="001c0e8f"/>
    </style:style>
    <style:style style:name="P3" style:family="paragraph" style:parent-style-name="Standard">
      <style:text-properties officeooo:rsid="001c0e8f" officeooo:paragraph-rsid="001c0e8f"/>
    </style:style>
    <style:style style:name="P4" style:family="paragraph" style:parent-style-name="Standard">
      <style:text-properties officeooo:rsid="001c189c" officeooo:paragraph-rsid="001c189c"/>
    </style:style>
    <style:style style:name="P5" style:family="paragraph" style:parent-style-name="Standard">
      <style:text-properties officeooo:rsid="001cc4d8" officeooo:paragraph-rsid="001cc4d8"/>
    </style:style>
    <style:style style:name="P6" style:family="paragraph" style:parent-style-name="Standard">
      <style:text-properties officeooo:rsid="001cc4d8" officeooo:paragraph-rsid="001ed7a3"/>
    </style:style>
    <style:style style:name="P7" style:family="paragraph" style:parent-style-name="Standard">
      <style:text-properties officeooo:rsid="001d8b57" officeooo:paragraph-rsid="001d8b57"/>
    </style:style>
    <style:style style:name="P8" style:family="paragraph" style:parent-style-name="Standard">
      <style:text-properties officeooo:rsid="001ed7a3" officeooo:paragraph-rsid="001d8b57"/>
    </style:style>
    <style:style style:name="P9" style:family="paragraph" style:parent-style-name="Standard">
      <style:text-properties officeooo:rsid="001ed7a3" officeooo:paragraph-rsid="001ed7a3"/>
    </style:style>
    <style:style style:name="P10" style:family="paragraph" style:parent-style-name="Standard">
      <style:text-properties officeooo:rsid="0020376d" officeooo:paragraph-rsid="0020376d"/>
    </style:style>
    <style:style style:name="P11" style:family="paragraph" style:parent-style-name="Standard">
      <style:text-properties fo:font-weight="bold" officeooo:rsid="001cc4d8" officeooo:paragraph-rsid="001cc4d8" style:font-weight-asian="bold" style:font-weight-complex="bold"/>
    </style:style>
    <style:style style:name="P12" style:family="paragraph" style:parent-style-name="Standard">
      <style:text-properties fo:font-weight="normal" officeooo:rsid="0020376d" officeooo:paragraph-rsid="0020376d" style:font-weight-asian="normal" style:font-weight-complex="normal"/>
    </style:style>
    <style:style style:name="P13" style:family="paragraph" style:parent-style-name="Standard">
      <style:text-properties officeooo:rsid="0020376d" officeooo:paragraph-rsid="0020376d"/>
    </style:style>
    <style:style style:name="T1" style:family="text">
      <style:text-properties officeooo:rsid="001cc4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4d8" style:font-weight-asian="bold" style:font-weight-complex="bold"/>
    </style:style>
    <style:style style:name="T4" style:family="text">
      <style:text-properties fo:font-weight="bold" officeooo:rsid="001c0e8f" style:font-weight-asian="bold" style:font-weight-complex="bold"/>
    </style:style>
    <style:style style:name="T5" style:family="text">
      <style:text-properties fo:font-weight="bold" officeooo:rsid="0020376d" style:font-weight-asian="bold" style:font-weight-complex="bold"/>
    </style:style>
    <style:style style:name="T6" style:family="text">
      <style:text-properties fo:font-weight="bold" officeooo:rsid="0022de1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8b57" style:font-weight-asian="normal" style:font-weight-complex="normal"/>
    </style:style>
    <style:style style:name="T9" style:family="text">
      <style:text-properties fo:font-weight="normal" officeooo:rsid="001ed7a3" style:font-weight-asian="normal" style:font-weight-complex="normal"/>
    </style:style>
    <style:style style:name="T10" style:family="text">
      <style:text-properties fo:font-weight="normal" officeooo:rsid="0022de1a" style:font-weight-asian="normal" style:font-weight-complex="normal"/>
    </style:style>
    <style:style style:name="T11" style:family="text">
      <style:text-properties officeooo:rsid="001d8b57"/>
    </style:style>
    <style:style style:name="T12" style:family="text">
      <style:text-properties officeooo:rsid="00213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EJERCICIO 3</text:p>
      <text:p text:style-name="P1"/>
      <text:p text:style-name="P1"/>
      <text:p text:style-name="P1">DEPARTAMENTO(codigo,nombre)<text:span text:style-name="T2">siendo</text:span></text:p>
      <text:p text:style-name="P1"><text:tab/>condigo <text:span text:style-name="T2">es entero no nulo</text:span></text:p>
      <text:p text:style-name="P1"><text:tab/>nombre <text:span text:style-name="T2">es cadena no nulo</text:span></text:p>
      <text:p text:style-name="P1"><text:tab/><text:span text:style-name="T2">PK</text:span>(codigo)</text:p>
      <text:p text:style-name="P1"/>
      <text:p text:style-name="P1">EMPLEADO(NIF,nombre,apellidos,telefono,titulacion,fechanacimiento,codigo)<text:span text:style-name="T2">siendo</text:span></text:p>
      <text:p text:style-name="P1"><text:tab/>NIF e<text:span text:style-name="T2">s entero no nulo</text:span></text:p>
      <text:p text:style-name="P1"><text:tab/>nombre <text:span text:style-name="T2">es cadena no nulo</text:span></text:p>
      <text:p text:style-name="P1"><text:tab/>apellidos<text:span text:style-name="T2"> es cadena no nulo</text:span></text:p>
      <text:p text:style-name="P1"><text:tab/>telefono <text:span text:style-name="T2">es cadena no nulo</text:span></text:p>
      <text:p text:style-name="P1"><text:tab/>titulación <text:span text:style-name="T2">es cadena no nulo</text:span></text:p>
      <text:p text:style-name="P1"><text:tab/>fechanacimiento <text:span text:style-name="T2">es cadena no nulo</text:span></text:p>
      <text:p text:style-name="P1"><text:tab/>codigo <text:span text:style-name="T2">es entero </text:span></text:p>
      <text:p text:style-name="P1"><text:tab/><text:span text:style-name="T2">PK</text:span>(NIF)</text:p>
      <text:p text:style-name="P1"><text:tab/><text:span text:style-name="T2">FK(</text:span>codigo/DEPARTAMENTO(codigo))</text:p>
      <text:p text:style-name="P3"/>
      <text:p text:style-name="P2">PROYECTOS(codigo,descripción) <text:span text:style-name="T2">siendo</text:span></text:p>
      <text:p text:style-name="P2"><text:tab/>codigo <text:span text:style-name="T4">es entero no nulo</text:span></text:p>
      <text:p text:style-name="P2"><text:tab/>descripcion<text:span text:style-name="T2"> </text:span><text:span text:style-name="T4">es cadena no nulo</text:span></text:p>
      <text:p text:style-name="P3"><text:tab/><text:span text:style-name="T2">PK</text:span>(codigo)</text:p>
      <text:p text:style-name="P2"/>
      <text:p text:style-name="P2">TRABAJA(NIF,codigo,fechaincorporación ,funcion,direccion)<text:span text:style-name="T2">siendo</text:span></text:p>
      <text:p text:style-name="P3"><text:tab/>NIF <text:span text:style-name="T2">es entero no nulo </text:span></text:p>
      <text:p text:style-name="P3"><text:tab/>codigo <text:span text:style-name="T2">es entero no nulo</text:span></text:p>
      <text:p text:style-name="P3"><text:tab/>fecha <text:span text:style-name="T2">es cadena no nulo</text:span></text:p>
      <text:p text:style-name="P3"><text:tab/>funcion <text:span text:style-name="T2">es cadena no nulo</text:span></text:p>
      <text:p text:style-name="P3"><text:tab/>direccion <text:span text:style-name="T2">es cadena no nulo</text:span></text:p>
      <text:p text:style-name="P3"><text:tab/><text:span text:style-name="T2">PK</text:span>(NIF , codigo)</text:p>
      <text:p text:style-name="P3"><text:tab/><text:span text:style-name="T2">FK</text:span>(codigo/PROYECTOS(codigo))</text:p>
      <text:p text:style-name="P3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1</text:p>
      <text:p text:style-name="P4"/>
      <text:p text:style-name="P4">EMPLEADO(id_e,DNI,nombre,telefono,salario)<text:span text:style-name="T2">siendo</text:span></text:p>
      <text:p text:style-name="P4"><text:tab/>id_ <text:span text:style-name="T1">e </text:span><text:span text:style-name="T2">es entero no nulo</text:span></text:p>
      <text:p text:style-name="P4"><text:tab/>DNI <text:span text:style-name="T2">es entero no nulo</text:span></text:p>
      <text:p text:style-name="P4"><text:tab/>nombre <text:span text:style-name="T2">es cadena no nulo</text:span></text:p>
      <text:p text:style-name="P4"><text:tab/>telefono <text:span text:style-name="T2">es cadena no nulo</text:span></text:p>
      <text:p text:style-name="P4"><text:tab/>salario <text:span text:style-name="T2">es cadena no nulo</text:span></text:p>
      <text:p text:style-name="P4"><text:tab/><text:span text:style-name="T2">PK</text:span>(id_e)</text:p>
      <text:p text:style-name="P4"/>
      <text:p text:style-name="P4"/>
      <text:p text:style-name="P4">LOCALIDAD(codigo<text:span text:style-name="T11">localidad</text:span>,nombre)<text:span text:style-name="T2">siendo</text:span></text:p>
      <text:p text:style-name="P4"><text:tab/>codigo <text:span text:style-name="T2">es entero no nulo</text:span></text:p>
      <text:p text:style-name="P4"><text:tab/>nombre <text:span text:style-name="T2">es cadena no nulo</text:span></text:p>
      <text:p text:style-name="P4"><text:tab/><text:span text:style-name="T2">PK(</text:span>codigo<text:span text:style-name="T11">localidad</text:span><text:span text:style-name="T1">)</text:span></text:p>
      <text:p text:style-name="P4"><text:tab/><text:span text:style-name="T3">FK(</text:span><text:span text:style-name="T1">id_e/EMPLEADO(id_e))</text:span></text:p>
      <text:p text:style-name="P4"/>
      <text:p text:style-name="P6">REGION(codigoregion,nombre)<text:span text:style-name="T2">siendo</text:span></text:p>
      <text:p text:style-name="P6"><text:tab/>codigo <text:span text:style-name="T2">es entero no nulo</text:span></text:p>
      <text:p text:style-name="P6"><text:tab/>nombre <text:span text:style-name="T2">es cadena no nulo</text:span></text:p>
      <text:p text:style-name="P6"><text:tab/><text:span text:style-name="T2">PK</text:span>(codigoregion)</text:p>
      <text:p text:style-name="P6"><text:tab/><text:span text:style-name="T2">FK</text:span>(codigoprovincia/PROVINCIA(codigo))</text:p>
      <text:p text:style-name="P6"/>
      <text:p text:style-name="P4"/>
      <text:p text:style-name="P5">PROVINCIA(codigo<text:span text:style-name="T11">provincia</text:span>,nombre)<text:span text:style-name="T2">siendo</text:span></text:p>
      <text:p text:style-name="P5"><text:tab/>codigo <text:span text:style-name="T2">es entero no nulo</text:span></text:p>
      <text:p text:style-name="P5"><text:tab/>nombre <text:span text:style-name="T2">es cadena no nulo</text:span></text:p>
      <text:p text:style-name="P5"><text:span text:style-name="T2"><text:tab/>PK</text:span><text:span text:style-name="T7">(codigo</text:span><text:span text:style-name="T8">provincia</text:span><text:span text:style-name="T7">)</text:span></text:p>
      <text:p text:style-name="P5"><text:span text:style-name="T2"><text:tab/>FK</text:span><text:span text:style-name="T7">(codigo</text:span><text:span text:style-name="T9">region/REGION</text:span><text:span text:style-name="T7">(codigo</text:span><text:span text:style-name="T9">region</text:span><text:span text:style-name="T7">))</text:span></text:p>
      <text:p text:style-name="P5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">EJERCICIO 2 </text:p>
      <text:p text:style-name="P7"/>
      <text:p text:style-name="P7">ALUMNO(num_matricula,nombre,fechanacimiento,telefono)<text:span text:style-name="T2">siendo</text:span></text:p>
      <text:p text:style-name="P7"><text:tab/>num_matricula <text:span text:style-name="T2">es entero no nulo</text:span></text:p>
      <text:p text:style-name="P7"><text:tab/>nombre <text:span text:style-name="T3">es cadena no nulo</text:span></text:p>
      <text:p text:style-name="P7"><text:tab/>fechanacimiento <text:span text:style-name="T3">es cadena no nulo</text:span></text:p>
      <text:p text:style-name="P7"><text:tab/>telefono <text:span text:style-name="T3">es cadena no nulo</text:span></text:p>
      <text:p text:style-name="P7"><text:tab/><text:span text:style-name="T2">PK</text:span>(num_matricula)</text:p>
      <text:p text:style-name="P7"/>
      <text:p text:style-name="P7">ASIGNATURA(codigo_asignatura,nombre)<text:span text:style-name="T2">siendo</text:span></text:p>
      <text:p text:style-name="P7"><text:tab/>codigoasignatura <text:span text:style-name="T3">es </text:span><text:span text:style-name="T2">entero </text:span><text:span text:style-name="T3">no nulo</text:span></text:p>
      <text:p text:style-name="P7"><text:tab/>nombre <text:span text:style-name="T3">es cadena no nulo</text:span></text:p>
      <text:p text:style-name="P7"><text:tab/><text:span text:style-name="T2">PK</text:span>(codigo_asignatura)</text:p>
      <text:p text:style-name="P7"><text:tab/><text:span text:style-name="T2">FK</text:span>(<text:span text:style-name="T12">id_p/PROFESOR(id_p))</text:span>)</text:p>
      <text:p text:style-name="P7"/>
      <text:p text:style-name="P7">PROFESOR(id_p,NIF,nombre,especialidad,telefono)<text:span text:style-name="T2">siendo</text:span></text:p>
      <text:p text:style-name="P7"><text:tab/>id_p <text:span text:style-name="T3">es </text:span><text:span text:style-name="T2">entero</text:span><text:span text:style-name="T3"> no nulo</text:span></text:p>
      <text:p text:style-name="P7"><text:tab/>NIF <text:span text:style-name="T3">es cadena no nulo</text:span></text:p>
      <text:p text:style-name="P7"><text:tab/>nombre <text:span text:style-name="T3">es cadena no nulo</text:span></text:p>
      <text:p text:style-name="P7"><text:tab/>especialidad <text:span text:style-name="T3">es cadena no nulo</text:span></text:p>
      <text:p text:style-name="P7"><text:tab/>telefono <text:span text:style-name="T3">es </text:span><text:span text:style-name="T5">entero</text:span><text:span text:style-name="T3"> no nulo</text:span></text:p>
      <text:p text:style-name="P7"><text:tab/><text:span text:style-name="T2">PK</text:span>(id_p) <text:span text:style-name="T3">es cadena no nulo</text:span></text:p>
      <text:p text:style-name="P7"><text:tab/></text:p>
      <text:p text:style-name="P7"/>
      <text:p text:style-name="P10">MATRICULADO(#num_matricula,codigo,asignatura) <text:span text:style-name="T2">siendo </text:span></text:p>
      <text:p text:style-name="P10"><text:tab/>num_matricula <text:span text:style-name="T3">es </text:span><text:span text:style-name="T2">entero </text:span><text:span text:style-name="T3">no nulo</text:span></text:p>
      <text:p text:style-name="P10"><text:tab/>codigo <text:span text:style-name="T3">es cadena no nulo</text:span></text:p>
      <text:p text:style-name="P10"><text:tab/>asignatura <text:span text:style-name="T3">es cadena no nulo</text:span></text:p>
      <text:p text:style-name="P10"><text:span text:style-name="T3"><text:tab/></text:span><text:span text:style-name="T2">PK</text:span><text:span text:style-name="T7">( num_matricula,codigoasignatura)</text:span></text:p>
      <text:p text:style-name="P10"><text:span text:style-name="T2"><text:tab/>FK</text:span><text:span text:style-name="T7">(num_matricula/ALUMNO(num_matricula))</text:span></text:p>
      <text:p text:style-name="P10"><text:span text:style-name="T7"><text:tab/></text:span><text:span text:style-name="T6">FK</text:span><text:span text:style-name="T10">(codigoasignatura/ASIGNATURA(codigoasignatura))</text:span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5:59:35.035000000</meta:creation-date>
    <dc:date>2021-11-10T13:58:49.474317591</dc:date>
    <meta:editing-duration>PT11M2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4" meta:paragraph-count="77" meta:word-count="252" meta:character-count="2185" meta:non-whitespace-character-count="1943"/>
  </office:meta>
</office:document-meta>
</file>